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6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598cm" svg:height="8.988cm" svg:x="11.536cm" svg:y="7.148cm">
            <draw:object draw:notify-on-update-of-ranges="Sheet1.F2:Sheet1.F13 Sheet1.G2:Sheet1.G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alturas de un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rvalo</text:p>
          </table:table-cell>
          <table:table-cell office:value-type="string" calcext:value-type="string">
            <text:p>frecuencia</text:p>
          </table:table-cell>
        </table:table-row>
        <table:table-row table:style-name="ro2">
          <table:table-cell/>
          <table:table-cell office:value-type="string" calcext:value-type="string">
            <text:p><text:s/>individuo de cierta poblacion</text:p>
          </table:table-cell>
          <table:table-cell office:value-type="float" office:value="1.45" calcext:value-type="float">
            <text:p>1,45</text:p>
          </table:table-cell>
          <table:table-cell table:number-columns-repeated="2"/>
          <table:table-cell office:value-type="string" calcext:value-type="string">
            <text:p>[1,45-1,50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.535961" calcext:value-type="float">
            <text:p>1,54</text:p>
          </table:table-cell>
          <table:table-cell table:number-columns-repeated="2"/>
          <table:table-cell office:value-type="string" calcext:value-type="string">
            <text:p>[1,50-1,55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.545506" calcext:value-type="float">
            <text:p>1,55</text:p>
          </table:table-cell>
          <table:table-cell table:number-columns-repeated="2"/>
          <table:table-cell office:value-type="string" calcext:value-type="string">
            <text:p>[1,55-1,60)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1.568922" calcext:value-type="float">
            <text:p>1,57</text:p>
          </table:table-cell>
          <table:table-cell table:number-columns-repeated="2"/>
          <table:table-cell office:value-type="string" calcext:value-type="string">
            <text:p>[1,60-1,65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1.583237" calcext:value-type="float">
            <text:p>1,58</text:p>
          </table:table-cell>
          <table:table-cell table:number-columns-repeated="2"/>
          <table:table-cell office:value-type="string" calcext:value-type="string">
            <text:p>[1,65-1,70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1.585948" calcext:value-type="float">
            <text:p>1,59</text:p>
          </table:table-cell>
          <table:table-cell table:number-columns-repeated="2"/>
          <table:table-cell office:value-type="string" calcext:value-type="string">
            <text:p>[1,70-1,75)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2"/>
          <table:table-cell office:value-type="float" office:value="1.588634" calcext:value-type="float">
            <text:p>1,59</text:p>
          </table:table-cell>
          <table:table-cell table:number-columns-repeated="2"/>
          <table:table-cell office:value-type="string" calcext:value-type="string">
            <text:p>[1,75-1,80)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office:value-type="float" office:value="1.592103" calcext:value-type="float">
            <text:p>1,59</text:p>
          </table:table-cell>
          <table:table-cell table:number-columns-repeated="2"/>
          <table:table-cell office:value-type="string" calcext:value-type="string">
            <text:p>[1,80-1,85)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1.593222" calcext:value-type="float">
            <text:p>1,59</text:p>
          </table:table-cell>
          <table:table-cell table:number-columns-repeated="2"/>
          <table:table-cell office:value-type="string" calcext:value-type="string">
            <text:p>[1,85-1,90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1.595973" calcext:value-type="float">
            <text:p>1,60</text:p>
          </table:table-cell>
          <table:table-cell table:number-columns-repeated="2"/>
          <table:table-cell office:value-type="string" calcext:value-type="string">
            <text:p>[1,95-2,00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.601724" calcext:value-type="float">
            <text:p>1,60</text:p>
          </table:table-cell>
          <table:table-cell table:number-columns-repeated="2"/>
          <table:table-cell office:value-type="string" calcext:value-type="string">
            <text:p>[2,00-2,1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.60601" calcext:value-type="float">
            <text:p>1,61</text:p>
          </table:table-cell>
          <table:table-cell table:number-columns-repeated="2"/>
          <table:table-cell office:value-type="string" calcext:value-type="string">
            <text:p>[2,10-2,2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.607127" calcext:value-type="float">
            <text:p>1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13218" calcext:value-type="float">
            <text:p>1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17745" calcext:value-type="float">
            <text:p>1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18775" calcext:value-type="float">
            <text:p>1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25595" calcext:value-type="float">
            <text:p>1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32263" calcext:value-type="float">
            <text:p>1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37122" calcext:value-type="float">
            <text:p>1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40483" calcext:value-type="float">
            <text:p>1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40777" calcext:value-type="float">
            <text:p>1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50432" calcext:value-type="float">
            <text:p>1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51786" calcext:value-type="float">
            <text:p>1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54617" calcext:value-type="float">
            <text:p>1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56678" calcext:value-type="float">
            <text:p>1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69056" calcext:value-type="float">
            <text:p>1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69231" calcext:value-type="float">
            <text:p>1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71627" calcext:value-type="float">
            <text:p>1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75467" calcext:value-type="float">
            <text:p>1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76404" calcext:value-type="float">
            <text:p>1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77493" calcext:value-type="float">
            <text:p>1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80612" calcext:value-type="float">
            <text:p>1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84146" calcext:value-type="float">
            <text:p>1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85574" calcext:value-type="float">
            <text:p>1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87858" calcext:value-type="float">
            <text:p>1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89052" calcext:value-type="float">
            <text:p>1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90035" calcext:value-type="float">
            <text:p>1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91797" calcext:value-type="float">
            <text:p>1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91902" calcext:value-type="float">
            <text:p>1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92189" calcext:value-type="float">
            <text:p>1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93262" calcext:value-type="float">
            <text:p>1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96129" calcext:value-type="float">
            <text:p>1,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9697" calcext:value-type="float">
            <text:p>1,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98048" calcext:value-type="float">
            <text:p>1,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981" calcext:value-type="float">
            <text:p>1,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02627" calcext:value-type="float">
            <text:p>1,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0325" calcext:value-type="float">
            <text:p>1,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03309" calcext:value-type="float">
            <text:p>1,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03472" calcext:value-type="float">
            <text:p>1,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07244" calcext:value-type="float">
            <text:p>1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11026" calcext:value-type="float">
            <text:p>1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12377" calcext:value-type="float">
            <text:p>1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1262" calcext:value-type="float">
            <text:p>1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13165" calcext:value-type="float">
            <text:p>1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13879" calcext:value-type="float">
            <text:p>1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15138" calcext:value-type="float">
            <text:p>1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15428" calcext:value-type="float">
            <text:p>1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16727" calcext:value-type="float">
            <text:p>1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18152" calcext:value-type="float">
            <text:p>1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18929" calcext:value-type="float">
            <text:p>1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22269" calcext:value-type="float">
            <text:p>1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22357" calcext:value-type="float">
            <text:p>1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22444" calcext:value-type="float">
            <text:p>1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23353" calcext:value-type="float">
            <text:p>1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23494" calcext:value-type="float">
            <text:p>1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23579" calcext:value-type="float">
            <text:p>1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25381" calcext:value-type="float">
            <text:p>1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25761" calcext:value-type="float">
            <text:p>1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25937" calcext:value-type="float">
            <text:p>1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25988" calcext:value-type="float">
            <text:p>1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26093" calcext:value-type="float">
            <text:p>1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27081" calcext:value-type="float">
            <text:p>1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27239" calcext:value-type="float">
            <text:p>1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27527" calcext:value-type="float">
            <text:p>1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27727" calcext:value-type="float">
            <text:p>1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28287" calcext:value-type="float">
            <text:p>1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28301" calcext:value-type="float">
            <text:p>1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28749" calcext:value-type="float">
            <text:p>1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28989" calcext:value-type="float">
            <text:p>1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29221" calcext:value-type="float">
            <text:p>1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29975" calcext:value-type="float">
            <text:p>1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30064" calcext:value-type="float">
            <text:p>1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33984" calcext:value-type="float">
            <text:p>1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34567" calcext:value-type="float">
            <text:p>1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35484" calcext:value-type="float">
            <text:p>1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35921" calcext:value-type="float">
            <text:p>1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37775" calcext:value-type="float">
            <text:p>1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38211" calcext:value-type="float">
            <text:p>1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39296" calcext:value-type="float">
            <text:p>1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41845" calcext:value-type="float">
            <text:p>1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42703" calcext:value-type="float">
            <text:p>1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42743" calcext:value-type="float">
            <text:p>1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43984" calcext:value-type="float">
            <text:p>1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44674" calcext:value-type="float">
            <text:p>1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4504" calcext:value-type="float">
            <text:p>1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45391" calcext:value-type="float">
            <text:p>1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45857" calcext:value-type="float">
            <text:p>1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47205" calcext:value-type="float">
            <text:p>1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47325" calcext:value-type="float">
            <text:p>1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4853" calcext:value-type="float">
            <text:p>1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49166" calcext:value-type="float">
            <text:p>1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49456" calcext:value-type="float">
            <text:p>1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49477" calcext:value-type="float">
            <text:p>1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4954" calcext:value-type="float">
            <text:p>1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49693" calcext:value-type="float">
            <text:p>1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52863" calcext:value-type="float">
            <text:p>1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53743" calcext:value-type="float">
            <text:p>1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54221" calcext:value-type="float">
            <text:p>1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54234" calcext:value-type="float">
            <text:p>1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54383" calcext:value-type="float">
            <text:p>1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55962" calcext:value-type="float">
            <text:p>1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56672" calcext:value-type="float">
            <text:p>1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5681" calcext:value-type="float">
            <text:p>1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56911" calcext:value-type="float">
            <text:p>1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5717" calcext:value-type="float">
            <text:p>1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58519" calcext:value-type="float">
            <text:p>1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60176" calcext:value-type="float">
            <text:p>1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60833" calcext:value-type="float">
            <text:p>1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60978" calcext:value-type="float">
            <text:p>1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61631" calcext:value-type="float">
            <text:p>1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61866" calcext:value-type="float">
            <text:p>1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62054" calcext:value-type="float">
            <text:p>1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62412" calcext:value-type="float">
            <text:p>1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63475" calcext:value-type="float">
            <text:p>1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63501" calcext:value-type="float">
            <text:p>1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64943" calcext:value-type="float">
            <text:p>1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6562" calcext:value-type="float">
            <text:p>1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66179" calcext:value-type="float">
            <text:p>1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66281" calcext:value-type="float">
            <text:p>1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66424" calcext:value-type="float">
            <text:p>1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70794" calcext:value-type="float">
            <text:p>1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71035" calcext:value-type="float">
            <text:p>1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72347" calcext:value-type="float">
            <text:p>1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7497" calcext:value-type="float">
            <text:p>1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78093" calcext:value-type="float">
            <text:p>1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78611" calcext:value-type="float">
            <text:p>1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80198" calcext:value-type="float">
            <text:p>1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8073" calcext:value-type="float">
            <text:p>1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80936" calcext:value-type="float">
            <text:p>1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85004" calcext:value-type="float">
            <text:p>1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86628" calcext:value-type="float">
            <text:p>1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86634" calcext:value-type="float">
            <text:p>1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88349" calcext:value-type="float">
            <text:p>1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88787" calcext:value-type="float">
            <text:p>1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90218" calcext:value-type="float">
            <text:p>1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90394" calcext:value-type="float">
            <text:p>1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90861" calcext:value-type="float">
            <text:p>1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91197" calcext:value-type="float">
            <text:p>1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93859" calcext:value-type="float">
            <text:p>1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94222" calcext:value-type="float">
            <text:p>1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96898" calcext:value-type="float">
            <text:p>1,8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98457" calcext:value-type="float">
            <text:p>1,8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99988" calcext:value-type="float">
            <text:p>1,8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00591" calcext:value-type="float">
            <text:p>1,8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01616" calcext:value-type="float">
            <text:p>1,8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03229" calcext:value-type="float">
            <text:p>1,8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04258" calcext:value-type="float">
            <text:p>1,8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05764" calcext:value-type="float">
            <text:p>1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06358" calcext:value-type="float">
            <text:p>1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0688" calcext:value-type="float">
            <text:p>1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15753" calcext:value-type="float">
            <text:p>1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16713" calcext:value-type="float">
            <text:p>1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1698" calcext:value-type="float">
            <text:p>1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21074" calcext:value-type="float">
            <text:p>1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21734" calcext:value-type="float">
            <text:p>1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23013" calcext:value-type="float">
            <text:p>1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2518" calcext:value-type="float">
            <text:p>1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26641" calcext:value-type="float">
            <text:p>1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28102" calcext:value-type="float">
            <text:p>1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28472" calcext:value-type="float">
            <text:p>1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28818" calcext:value-type="float">
            <text:p>1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30479" calcext:value-type="float">
            <text:p>1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33619" calcext:value-type="float">
            <text:p>1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34661" calcext:value-type="float">
            <text:p>1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35508" calcext:value-type="float">
            <text:p>1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36597" calcext:value-type="float">
            <text:p>1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39535" calcext:value-type="float">
            <text:p>1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41684" calcext:value-type="float">
            <text:p>1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43237" calcext:value-type="float">
            <text:p>1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44472" calcext:value-type="float">
            <text:p>1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44506" calcext:value-type="float">
            <text:p>1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44711" calcext:value-type="float">
            <text:p>1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45561" calcext:value-type="float">
            <text:p>1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50193" calcext:value-type="float">
            <text:p>1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55071" calcext:value-type="float">
            <text:p>1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55149" calcext:value-type="float">
            <text:p>1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56718" calcext:value-type="float">
            <text:p>1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56739" calcext:value-type="float">
            <text:p>1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58648" calcext:value-type="float">
            <text:p>1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71027" calcext:value-type="float">
            <text:p>1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73124" calcext:value-type="float">
            <text:p>1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7391" calcext:value-type="float">
            <text:p>1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78284" calcext:value-type="float">
            <text:p>1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86523" calcext:value-type="float">
            <text:p>1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92067" calcext:value-type="float">
            <text:p>1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907959" calcext:value-type="float">
            <text:p>1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91379" calcext:value-type="float">
            <text:p>1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933672" calcext:value-type="float">
            <text:p>1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95484" calcext:value-type="float">
            <text:p>1,95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float" office:value="1.9843" calcext:value-type="float">
            <text:p>1,98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float" office:value="2.0165" calcext:value-type="float">
            <text:p>2,02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C2:Sheet1.C2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0" number:min-integer-digits="3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18:55:11.054000000</meta:creation-date>
    <dc:date>2014-05-29T19:31:32.328000000</dc:date>
    <meta:editing-duration>PT5M30S</meta:editing-duration>
    <meta:editing-cycles>1</meta:editing-cycles>
    <meta:document-statistic meta:table-count="1" meta:cell-count="230" meta:object-count="1"/>
    <meta:generator>LibreOffice/4.1.4.2$Windows_x86 LibreOffice_project/0a0440ccc0227ad9829de5f46be37cfb6edcf7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99cm" svg:height="8.989cm" xlink:href=".." xlink:type="simple" chart:class="chart:bar" chart:style-name="ch1">
        <chart:title svg:x="6.669cm" svg:y="0.315cm" chart:style-name="ch2">
          <text:p>Altura de individuos(normal  u=1,75 std=0.64)</text:p>
        </chart:title>
        <chart:legend chart:legend-position="end" svg:x="20.309cm" svg:y="4.182cm" style:legend-expansion="high" chart:style-name="ch3"/>
        <chart:plot-area chart:style-name="ch4" table:cell-range-address="Sheet1.F2:Sheet1.G13" chart:data-source-has-labels="column" svg:x="1.489cm" svg:y="1.631cm" svg:width="17.918cm" svg:height="6.171cm">
          <chartooo:coordinate-region svg:x="2.11cm" svg:y="1.843cm" svg:width="17.172cm" svg:height="4.862cm"/>
          <chart:axis chart:dimension="x" chart:name="primary-x" chart:style-name="ch5" chartooo:axis-type="auto">
            <chartooo:date-scale/>
            <chart:title svg:x="8.234cm" svg:y="7.982cm" chart:style-name="ch6">
              <text:p>intervalos granularidad 10 cm</text:p>
            </chart:title>
            <chart:categories table:cell-range-address="Sheet1.F2:Sheet1.F13"/>
          </chart:axis>
          <chart:axis chart:dimension="y" chart:name="primary-y" chart:style-name="ch7">
            <chart:title svg:x="0.451cm" svg:y="5.527cm" chart:style-name="ch8">
              <text:p>frecuencia</text:p>
            </chart:title>
            <chart:grid chart:style-name="ch9" chart:class="major"/>
          </chart:axis>
          <chart:series chart:style-name="ch10" chart:values-cell-range-address="Sheet1.G2:Sheet1.G1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[1,45-1,50]</text:p>
                <draw:g>
                  <svg:desc>Sheet1.F2:Sheet1.F13</svg:desc>
                </draw:g>
              </table:table-cell>
              <table:table-cell office:value-type="float" office:value="1">
                <text:p>1</text:p>
                <draw:g>
                  <svg:desc>Sheet1.G2:Sheet1.G13</svg:desc>
                </draw:g>
              </table:table-cell>
            </table:table-row>
            <table:table-row>
              <table:table-cell office:value-type="string">
                <text:p>[1,50-1,55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55-1,60)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1,60-1,65)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,65-1,70)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[1,70-1,75)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[1,75-1,80)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[1,80-1,85)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[1,85-1,90)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,95-2,00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2,00-2,10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2,10-2,20)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